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Text_20_body">
      <style:text-properties officeooo:rsid="002e7d73" officeooo:paragraph-rsid="002e7d73"/>
    </style:style>
    <style:style style:name="P6" style:family="paragraph" style:parent-style-name="Heading_20_1" style:master-page-name="Right_20_Page">
      <style:paragraph-properties style:page-number="auto"/>
      <style:text-properties officeooo:rsid="002e7d73" officeooo:paragraph-rsid="002e7d73"/>
    </style:style>
    <style:style style:name="P7" style:family="paragraph" style:parent-style-name="Heading_20_3">
      <style:text-properties officeooo:rsid="002e7d73" officeooo:paragraph-rsid="002e7d73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2e7d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ilver Bells</text:h>
      <text:p text:style-name="Heading_20_2">(<text:span text:style-name="T5">Traditional</text:span>)</text:p>
      <text:p text:style-name="P7">[VERSE 1]</text:p>
      <text:p text:style-name="Text_20_body"><text:s text:c="5"/>G</text:p>
      <text:p text:style-name="P5">City sidewalks, busy sidewalks </text:p>
      <text:p text:style-name="P5"><text:s text:c="11"/>C</text:p>
      <text:p text:style-name="P5">Dressed in Holiday style </text:p>
      <text:p text:style-name="P5"><text:s text:c="7"/>D <text:s text:c="23"/>G</text:p>
      <text:p text:style-name="P5">In the air there's a feeling of Christmas</text:p>
      <text:p text:style-name="P5"><text:s text:c="9"/>G</text:p>
      <text:p text:style-name="P5">Children laughing, people passing </text:p>
      <text:p text:style-name="P5"><text:s text:c="8"/>C</text:p>
      <text:p text:style-name="P5">Meeting smile after smile </text:p>
      <text:p text:style-name="P5"><text:s text:c="7"/>D <text:s text:c="22"/>G</text:p>
      <text:p text:style-name="P5">And on every street corner you hear</text:p>
      <text:p text:style-name="Heading_20_3">[CHORUS]</text:p>
      <text:p text:style-name="P5">G <text:s text:c="12"/>C</text:p>
      <text:p text:style-name="P5">Silver bells, silver bells </text:p>
      <text:p text:style-name="P5">D <text:s text:c="25"/>G</text:p>
      <text:p text:style-name="P5">It's Christmas-time in the city </text:p>
      <text:p text:style-name="P5">G <text:s text:c="11"/>C</text:p>
      <text:p text:style-name="P5">Ring-a-ling, hear them ring </text:p>
      <text:p text:style-name="P5">D <text:s text:c="24"/>G</text:p>
      <text:p text:style-name="P5">Soon it will be Christmas Day</text:p>
      <text:p text:style-name="Heading_20_3">[VERSE 2]</text:p>
      <text:p text:style-name="P5"><text:s text:c="11"/>G</text:p>
      <text:p text:style-name="P5">Strings of street lights, even stop lights </text:p>
      <text:p text:style-name="P5"><text:s text:c="8"/>C</text:p>
      <text:p text:style-name="P5">Blink a bright red and green </text:p>
      <text:p text:style-name="P5"><text:s text:c="7"/>D <text:s text:c="27"/>G</text:p>
      <text:p text:style-name="P5">As the shoppers run home with their treasures </text:p>
      <text:p text:style-name="P5"><text:s text:c="9"/>G </text:p>
      <text:p text:style-name="P5">Hear the snow crunch, see the kids bunch </text:p>
      <text:p text:style-name="P5"><text:s text:c="8"/>C</text:p>
      <text:p text:style-name="P5">This is Santa's big scene </text:p>
      <text:p text:style-name="P5"><text:soft-page-break/><text:s text:c="5"/>D <text:s text:c="22"/>G</text:p>
      <text:p text:style-name="P5">And above all the bustle you hear... </text:p>
      <text:p text:style-name="Heading_20_3">[CHORUS]</text:p>
      <text:p text:style-name="P5">G <text:s text:c="12"/>C</text:p>
      <text:p text:style-name="P5">Silver bells, silver bells </text:p>
      <text:p text:style-name="P5">D <text:s text:c="25"/>G</text:p>
      <text:p text:style-name="P5">It's Christmas-time in the city </text:p>
      <text:p text:style-name="P5">G <text:s text:c="11"/>C</text:p>
      <text:p text:style-name="P5">Ring-a-ling, hear them ring </text:p>
      <text:p text:style-name="P5">D <text:s text:c="24"/>G</text:p>
      <text:p text:style-name="P5">Soon it will be Christmas d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4M47S</meta:editing-duration>
    <meta:editing-cycles>32</meta:editing-cycles>
    <meta:generator>LibreOffice/5.3.6.1$MacOSX_X86_64 LibreOffice_project/686f202eff87ef707079aeb7f485847613344eb7</meta:generator>
    <dc:title>Lyrics + Chords</dc:title>
    <dc:date>2017-11-17T14:30:01.993802000</dc:date>
    <meta:print-date>2017-04-03T12:23:29.985893000</meta:print-date>
    <meta:document-statistic meta:table-count="0" meta:image-count="0" meta:object-count="0" meta:page-count="2" meta:paragraph-count="46" meta:word-count="151" meta:character-count="1084" meta:non-whitespace-character-count="62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